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625in" fo:margin-left="0.5042in" table:align="left"/>
    </style:style>
    <style:style style:name="Tabela1.A" style:family="table-column">
      <style:table-column-properties style:column-width="1.375in"/>
    </style:style>
    <style:style style:name="Tabela1.B" style:family="table-column">
      <style:table-column-properties style:column-width="4.2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d4f33" officeooo:paragraph-rsid="000d4f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d4f3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13f16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f165" officeooo:paragraph-rsid="0013f16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25cb0" officeooo:paragraph-rsid="00225c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13f16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0f453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13f165"/>
    </style:style>
    <style:style style:name="P11" style:family="paragraph" style:parent-style-name="Standard">
      <style:paragraph-properties fo:text-align="center" style:justify-single-word="false"/>
      <style:text-properties officeooo:paragraph-rsid="000f4530"/>
    </style:style>
    <style:style style:name="P12" style:family="paragraph" style:parent-style-name="Table_20_Contents">
      <style:paragraph-properties fo:text-align="center" style:justify-single-word="false"/>
      <style:text-properties officeooo:paragraph-rsid="0012850f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2850f" officeooo:paragraph-rsid="0012850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a8e9" officeooo:paragraph-rsid="0013a8e9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5e7db" officeooo:paragraph-rsid="0015e7db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5cb0" officeooo:paragraph-rsid="0015e7db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officeooo:rsid="0015e7db" officeooo:paragraph-rsid="0015e7db"/>
    </style:style>
    <style:style style:name="P18" style:family="paragraph" style:parent-style-name="Table_20_Contents">
      <style:paragraph-properties fo:text-align="center" style:justify-single-word="false"/>
      <style:text-properties officeooo:rsid="00225cb0" officeooo:paragraph-rsid="00225cb0"/>
    </style:style>
    <style:style style:name="P19" style:family="paragraph" style:parent-style-name="Standard">
      <style:paragraph-properties fo:text-align="justify" style:justify-single-word="false"/>
      <style:text-properties officeooo:paragraph-rsid="0013f165"/>
    </style:style>
    <style:style style:name="T1" style:family="text">
      <style:text-properties officeooo:rsid="000f4530"/>
    </style:style>
    <style:style style:name="T2" style:family="text">
      <style:text-properties officeooo:rsid="0010c3a4"/>
    </style:style>
    <style:style style:name="T3" style:family="text">
      <style:text-properties officeooo:rsid="00132af8"/>
    </style:style>
    <style:style style:name="T4" style:family="text">
      <style:text-properties officeooo:rsid="0013a8e9"/>
    </style:style>
    <style:style style:name="T5" style:family="text">
      <style:text-properties fo:font-size="12pt" officeooo:rsid="0012850f" style:font-size-asian="10.5pt" style:font-size-complex="12pt"/>
    </style:style>
    <style:style style:name="T6" style:family="text">
      <style:text-properties fo:font-size="12pt" officeooo:rsid="0013a8e9" style:font-size-asian="10.5pt" style:font-size-complex="12pt"/>
    </style:style>
    <style:style style:name="T7" style:family="text">
      <style:text-properties fo:font-size="12pt" fo:font-weight="normal" officeooo:rsid="0013a8e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5e7d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6d61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85f8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9cf0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f453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0c3a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4ec8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3f16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0111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1dc3a" style:font-size-asian="10.5pt" style:font-weight-asian="normal" style:font-size-complex="12pt" style:font-weight-complex="normal"/>
    </style:style>
    <style:style style:name="T18" style:family="text">
      <style:text-properties officeooo:rsid="0013f165"/>
    </style:style>
    <style:style style:name="T19" style:family="text">
      <style:text-properties officeooo:rsid="0015e7db"/>
    </style:style>
    <style:style style:name="T20" style:family="text">
      <style:text-properties officeooo:rsid="0016d610"/>
    </style:style>
    <style:style style:name="T21" style:family="text">
      <style:text-properties officeooo:rsid="001aa831"/>
    </style:style>
    <style:style style:name="T22" style:family="text">
      <style:text-properties officeooo:rsid="001ca71f"/>
    </style:style>
    <style:style style:name="T23" style:family="text">
      <style:text-properties fo:font-size="16pt" fo:font-weight="bold" officeooo:rsid="000f4530" style:font-size-asian="14pt" style:font-weight-asian="bold" style:font-size-complex="16pt" style:font-weight-complex="bold"/>
    </style:style>
    <style:style style:name="T24" style:family="text">
      <style:text-properties fo:font-size="16pt" fo:font-weight="bold" officeooo:rsid="001ef6c1" style:font-size-asian="14pt" style:font-weight-asian="bold" style:font-size-complex="16pt" style:font-weight-complex="bold"/>
    </style:style>
    <style:style style:name="T25" style:family="text">
      <style:text-properties officeooo:rsid="00201110"/>
    </style:style>
    <style:style style:name="T26" style:family="text">
      <style:text-properties officeooo:rsid="0021dc3a"/>
    </style:style>
    <style:style style:name="T27" style:family="text">
      <style:text-properties officeooo:rsid="00225cb0"/>
    </style:style>
    <style:style style:name="T28" style:family="text">
      <style:text-properties officeooo:rsid="0022b74e"/>
    </style:style>
    <style:style style:name="T29" style:family="text">
      <style:text-properties officeooo:rsid="0024079c"/>
    </style:style>
    <style:style style:name="T30" style:family="text">
      <style:text-properties officeooo:rsid="0024e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3">Magical </text:span><text:span text:style-name="T24">Maze Garden</text:span></text:p>
      <text:p text:style-name="P1"/>
      <text:p text:style-name="P8">Ideia</text:p>
      <text:p text:style-name="P10"><text:span text:style-name="T12"><text:tab/>A ideia é de um jogo isométrico em tiles, a câmera poderá ser rotacionada em torno de todo mapa </text:span><text:span text:style-name="T13">de 90 em 90º </text:span><text:span text:style-name="T14">que</text:span><text:span text:style-name="T12"> </text:span><text:span text:style-name="T14">s</text:span><text:span text:style-name="T12">erá dividido em turnos e o cenário um jardim mágico. </text:span><text:span text:style-name="T14">A mecânica</text:span><text:span text:style-name="T7"> conta com inimigos, como plantas carnívoras e bruxas. Cada jogador pode se movimentar uma certa quantidade de vezes por turno, </text:span><text:span text:style-name="T15">e </text:span><text:span text:style-name="T16">haverá um labirinto, que</text:span><text:span text:style-name="T15"> poderá mudar de posição </text:span><text:span text:style-name="T17">de acordo com eventos</text:span><text:span text:style-name="T15">.</text:span></text:p>
      <text:p text:style-name="P2"/>
      <text:p text:style-name="P9">Público alvo <text:span text:style-name="T22">e persona</text:span></text:p>
      <text:p text:style-name="P3"/>
      <text:p text:style-name="P6"><text:tab/>De forma geral, <text:span text:style-name="T19">o público-alvo do jogo será o de mulheres com idades entre 10-18 anos. Isso porque a mecânica de jogo pode ser complicada para pessoas de menor idade e a </text:span><text:span text:style-name="T28">ambientação gráficas</text:span><text:span text:style-name="T19"> </text:span><text:span text:style-name="T28">tentará </text:span><text:span text:style-name="T19">passar uma ideia mais infantil e delicada.</text:span></text:p>
      <text:p text:style-name="P6"><text:tab/><text:span text:style-name="T19">Além disso, a mecânica não será tão complexa, </text:span><text:span text:style-name="T29">aliás,</text:span><text:span text:style-name="T19"> bem intuitiva, visando atrair </text:span><text:span text:style-name="T20">o público casual de mobile.</text:span></text:p>
      <text:p text:style-name="P3"/>
      <text:p text:style-name="P7">Persona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ome</text:p>
          </table:table-cell>
          <table:table-cell table:style-name="Tabela1.B1" office:value-type="string">
            <text:p text:style-name="P13">Emília</text:p>
          </table:table-cell>
        </table:table-row>
        <table:table-row>
          <table:table-cell table:style-name="Tabela1.A2" office:value-type="string">
            <text:p text:style-name="P13">Idade</text:p>
          </table:table-cell>
          <table:table-cell table:style-name="Tabela1.B2" office:value-type="string">
            <text:p text:style-name="P12"><text:span text:style-name="T5">1</text:span><text:span text:style-name="T6">4</text:span><text:span text:style-name="T5"> anos</text:span></text:p>
          </table:table-cell>
        </table:table-row>
        <table:table-row>
          <table:table-cell table:style-name="Tabela1.A2" office:value-type="string">
            <text:p text:style-name="P13">Sexo</text:p>
          </table:table-cell>
          <table:table-cell table:style-name="Tabela1.B2" office:value-type="string">
            <text:p text:style-name="P13">Feminino</text:p>
          </table:table-cell>
        </table:table-row>
        <table:table-row>
          <table:table-cell table:style-name="Tabela1.A2" office:value-type="string">
            <text:p text:style-name="P15">Ocupação</text:p>
          </table:table-cell>
          <table:table-cell table:style-name="Tabela1.B2" office:value-type="string">
            <text:p text:style-name="P13">Estudante – <text:span text:style-name="T21">9º ano</text:span></text:p>
          </table:table-cell>
        </table:table-row>
        <table:table-row>
          <table:table-cell table:style-name="Tabela1.A2" office:value-type="string">
            <text:p text:style-name="P14">Entretenimento</text:p>
          </table:table-cell>
          <table:table-cell table:style-name="Tabela1.B2" office:value-type="string">
            <text:p text:style-name="P14">Assistir a séries e jogar jogos gratuitos da Play Store.</text:p>
          </table:table-cell>
        </table:table-row>
        <table:table-row>
          <table:table-cell table:style-name="Tabela1.A2" office:value-type="string">
            <text:p text:style-name="P15">Experiência com jogos</text:p>
          </table:table-cell>
          <table:table-cell table:style-name="Tabela1.B2" office:value-type="string">
            <text:p text:style-name="P17">Média-baix<text:span text:style-name="T27">a</text:span></text:p>
          </table:table-cell>
        </table:table-row>
        <table:table-row>
          <table:table-cell table:style-name="Tabela1.A2" office:value-type="string">
            <text:p text:style-name="P16">Como encontrou o jogo</text:p>
          </table:table-cell>
          <table:table-cell table:style-name="Tabela1.B2" office:value-type="string">
            <text:p text:style-name="P18">Assistiu a um anúncio no Instagram e decidiu baixá-lo.</text:p>
          </table:table-cell>
        </table:table-row>
      </table:table>
      <text:p text:style-name="P5"/>
      <text:p text:style-name="P2"/>
      <text:p text:style-name="P8">Plataforma</text:p>
      <text:p text:style-name="P4"><text:span text:style-name="T3"><text:tab/>Mobile, mais especificamente </text:span>Android. <text:span text:style-name="T20">A plataforma foi escolhida por sua maior facilidade de publicação de jogos.</text:span></text:p>
      <text:p text:style-name="P2"/>
      <text:p text:style-name="P8">Destaques</text:p>
      <text:p text:style-name="P10"><text:span text:style-name="T7"><text:tab/></text:span><text:span text:style-name="T8">Tentarei fazer o jogo de forma a apresentar fases temáticas </text:span><text:span text:style-name="T9">e inimigos únicos a cada rodada. O jogo contará com gatilhos de eventos, que far</text:span><text:span text:style-name="T10">ão</text:span><text:span text:style-name="T9"> uma espécie de storytelling para o usuário. </text:span><text:span text:style-name="T11">A história será sobre garotas que se perdem em um jardim mágico e precisam achar uma saída.</text:span></text:p>
      <text:p text:style-name="P2"/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0:24:06.879000000</meta:creation-date>
    <dc:date>2020-04-17T19:21:46.420000000</dc:date>
    <meta:editing-duration>PT3H49S</meta:editing-duration>
    <meta:editing-cycles>22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26" meta:word-count="244" meta:character-count="1436" meta:non-whitespace-character-count="1210"/>
  </office:meta>
</office:document-meta>
</file>